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 style:master-page-name="">
      <style:table-properties style:width="15.674cm" style:page-number="auto" table:align="center" style:shadow="none" style:may-break-between-rows="true" table:border-model="collapsing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3.983cm"/>
    </style:style>
    <style:style style:name="Tabela1.C" style:family="table-column">
      <style:table-column-properties style:column-width="4.727cm"/>
    </style:style>
    <style:style style:name="Tabela1.D" style:family="table-column">
      <style:table-column-properties style:column-width="4.863cm"/>
    </style:style>
    <style:style style:name="Tabela1.1" style:family="table-row">
      <style:table-row-properties style:min-row-height="0.57cm" fo:keep-together="auto"/>
    </style:style>
    <style:style style:name="Tabela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2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3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4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4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4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 style:data-style-name="N10000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7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7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7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8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8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8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9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9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9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0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10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10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1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11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11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paragraph-rsid="0012884d"/>
    </style:style>
    <style:style style:name="P2" style:family="paragraph" style:parent-style-name="Text_20_body">
      <style:text-properties officeooo:paragraph-rsid="0012884d"/>
    </style:style>
    <style:style style:name="P3" style:family="paragraph" style:parent-style-name="Text_20_body">
      <style:paragraph-properties fo:break-before="page"/>
      <style:text-properties officeooo:paragraph-rsid="0012884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itle"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Title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">
      <style:paragraph-properties fo:text-align="center" style:justify-single-word="false" fo:keep-with-next="always"/>
      <style:text-properties fo:font-style="normal" style:font-style-asian="normal" style:font-style-complex="normal"/>
    </style:style>
    <style:style style:name="P9" style:family="paragraph" style:parent-style-name="Text_20_body">
      <style:text-properties officeooo:paragraph-rsid="001cbb23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26adb6"/>
    </style:style>
    <style:style style:name="P15" style:family="paragraph" style:parent-style-name="Text_20_body">
      <style:text-properties officeooo:paragraph-rsid="0028fba5"/>
    </style:style>
    <style:style style:name="P16" style:family="paragraph" style:parent-style-name="Text_20_body">
      <style:text-properties officeooo:paragraph-rsid="002ab30b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text-properties officeooo:paragraph-rsid="0026adb6"/>
    </style:style>
    <style:style style:name="P19" style:family="paragraph" style:parent-style-name="Heading_20_2">
      <style:text-properties officeooo:paragraph-rsid="0026adb6"/>
    </style:style>
    <style:style style:name="P20" style:family="paragraph" style:parent-style-name="Heading_20_3" style:list-style-name=""/>
    <style:style style:name="P21" style:family="paragraph" style:parent-style-name="Heading_20_3">
      <style:text-properties officeooo:paragraph-rsid="0026adb6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6adb6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.199cm" fo:margin-right="0.199cm" fo:text-align="justify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6adb6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loext:graphic-properties draw:fill="none"/>
      <style:paragraph-properties fo:margin-left="0.199cm" fo:margin-right="0.199cm" fo:text-align="justify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be71b" officeooo:paragraph-rsid="002be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none"/>
      <style:paragraph-properties fo:margin-left="0.199cm" fo:margin-right="0.199cm" fo:text-align="justify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be71b" officeooo:paragraph-rsid="002be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text-properties officeooo:paragraph-rsid="0026adb6"/>
    </style:style>
    <style:style style:name="P31" style:family="paragraph" style:parent-style-name="Text_20_body" style:list-style-name="L1"/>
    <style:style style:name="P32" style:family="paragraph" style:parent-style-name="Text_20_body">
      <style:text-properties officeooo:paragraph-rsid="002ab30b"/>
    </style:style>
    <style:style style:name="P33" style:family="paragraph" style:parent-style-name="Text_20_body" style:list-style-name="L2">
      <style:text-properties officeooo:paragraph-rsid="002ab30b"/>
    </style:style>
    <style:style style:name="P34" style:family="paragraph" style:parent-style-name="Text_20_body" style:list-style-name="L2">
      <style:text-properties officeooo:paragraph-rsid="002be71b"/>
    </style:style>
    <style:style style:name="P35" style:family="paragraph" style:parent-style-name="Text_20_body" style:list-style-name="L3">
      <style:text-properties officeooo:paragraph-rsid="002ab30b"/>
    </style:style>
    <style:style style:name="P36" style:family="paragraph" style:parent-style-name="Text_20_body" style:list-style-name="L3">
      <style:text-properties officeooo:paragraph-rsid="002be71b"/>
    </style:style>
    <style:style style:name="P37" style:family="paragraph" style:parent-style-name="Text_20_body" style:list-style-name="L4">
      <style:text-properties officeooo:paragraph-rsid="002ab30b"/>
    </style:style>
    <style:style style:name="P38" style:family="paragraph" style:parent-style-name="Text_20_body" style:list-style-name="L5">
      <style:text-properties officeooo:paragraph-rsid="002ab30b"/>
    </style:style>
    <style:style style:name="P39" style:family="paragraph" style:parent-style-name="Text_20_body" style:list-style-name="L6">
      <style:text-properties officeooo:paragraph-rsid="002ab30b"/>
    </style:style>
    <style:style style:name="P40" style:family="paragraph" style:parent-style-name="Text_20_body" style:list-style-name="L6">
      <style:text-properties officeooo:paragraph-rsid="002be71b"/>
    </style:style>
    <style:style style:name="P41" style:family="paragraph" style:parent-style-name="Text_20_body" style:list-style-name="L7">
      <style:text-properties officeooo:paragraph-rsid="002ab30b"/>
    </style:style>
    <style:style style:name="P42" style:family="paragraph" style:parent-style-name="Text_20_body" style:list-style-name="L8">
      <style:text-properties officeooo:paragraph-rsid="002ab30b"/>
    </style:style>
    <style:style style:name="P43" style:family="paragraph" style:parent-style-name="Text_20_body" style:list-style-name="L9">
      <style:text-properties officeooo:paragraph-rsid="002be71b"/>
    </style:style>
    <style:style style:name="P44" style:family="paragraph" style:parent-style-name="Text_20_body" style:list-style-name="L9">
      <style:text-properties officeooo:rsid="002be71b" officeooo:paragraph-rsid="002be71b"/>
    </style:style>
    <style:style style:name="P45" style:family="paragraph" style:parent-style-name="Text_20_body">
      <style:text-properties style:font-name="Arial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officeooo:rsid="0012884d" style:font-size-asian="28pt" style:font-weight-asian="bold" style:font-size-complex="28pt" style:font-weight-complex="bold"/>
    </style:style>
    <style:style style:name="T3" style:family="text">
      <style:text-properties officeooo:rsid="0013b973"/>
    </style:style>
    <style:style style:name="T4" style:family="text">
      <style:text-properties officeooo:rsid="0016ed2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b30b" style:font-weight-asian="bold" style:font-weight-complex="bold"/>
    </style:style>
    <style:style style:name="T7" style:family="text">
      <style:text-properties officeooo:rsid="0026adb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6adb6" style:font-weight-asian="normal" style:font-weight-complex="normal"/>
    </style:style>
    <style:style style:name="T10" style:family="text">
      <style:text-properties fo:font-weight="normal" officeooo:rsid="0028e38f" style:font-weight-asian="normal" style:font-weight-complex="normal"/>
    </style:style>
    <style:style style:name="T11" style:family="text">
      <style:text-properties fo:font-weight="normal" officeooo:rsid="0028fba5" style:font-weight-asian="normal" style:font-weight-complex="normal"/>
    </style:style>
    <style:style style:name="T12" style:family="text">
      <style:text-properties fo:font-weight="normal" officeooo:rsid="002ab30b" style:font-weight-asian="normal" style:font-weight-complex="normal"/>
    </style:style>
    <style:style style:name="T13" style:family="text">
      <style:text-properties fo:font-weight="normal" officeooo:rsid="002b7856" style:font-weight-asian="normal" style:font-weight-complex="normal"/>
    </style:style>
    <style:style style:name="T14" style:family="text">
      <style:text-properties fo:font-weight="normal" officeooo:rsid="002be71b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8e38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ab30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officeooo:rsid="002ab30b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8e38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8fba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ab30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be71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28e38f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ab30b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be71b" style:font-style-asian="normal" style:font-weight-asian="bold" style:font-style-complex="normal" style:font-weight-complex="bold"/>
    </style:style>
    <style:style style:name="T28" style:family="text">
      <style:text-properties fo:language="en" fo:country="US" fo:font-style="normal" fo:font-weight="normal" officeooo:rsid="0028fba5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fo:font-weight="normal" officeooo:rsid="0028e38f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fo:font-weight="normal" officeooo:rsid="002ab30b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fo:font-weight="normal" officeooo:rsid="002be71b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bold" officeooo:rsid="002ab30b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fo:font-weight="bold" officeooo:rsid="002be71b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italic" fo:font-weight="bold" officeooo:rsid="002ab30b" style:font-style-asian="italic" style:font-weight-asian="bold" style:font-style-complex="italic" style:font-weight-complex="bold"/>
    </style:style>
    <style:style style:name="T35" style:family="text">
      <style:text-properties officeooo:rsid="002b7856"/>
    </style:style>
    <style:style style:name="T36" style:family="text">
      <style:text-properties officeooo:rsid="002be71b"/>
    </style:style>
    <style:style style:name="T37" style:family="text">
      <style:text-properties fo:language="pt" fo:country="BR" fo:font-style="normal" fo:font-weight="bold" officeooo:rsid="002be71b" style:font-style-asian="normal" style:font-weight-asian="bold" style:font-style-complex="normal" style:font-weight-complex="bold"/>
    </style:style>
    <style:style style:name="T38" style:family="text">
      <style:text-properties style:font-name="Arial" fo:font-weight="bold" style:font-weight-asian="bold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P1"><text:span text:style-name="T1">DOCUMENTAÇÃO </text:span><text:span text:style-name="T2">DO<text:line-break/></text:span><text:span text:style-name="T1">PROJETO LUMOS</text:span></text:p>
      <text:p text:style-name="Title"/>
      <text:p text:style-name="P5">ESTUDO DE CASO PARA O DESENVOLVIMENTO DE UM MENSAGEIRO</text:p>
      <text:p text:style-name="P1"/>
      <text:p text:style-name="P1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Title"/>
      <text:p text:style-name="P7">EQUIPE DE DESENVOLVIMENTO:</text:p>
      <text:p text:style-name="P6">DOUGLAS HENRIQUE DIONYSIO COSTA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Title">VERSÃO ÚNICA</text:p>
      <text:p text:style-name="P1">202<text:span text:style-name="T3">4</text:span>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</text:index-body>
      </text:illustration-index>
      <text:p text:style-name="P2"/>
      <text:p text:style-name="P3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13">Tabela 1 - Histórias de usuário.<text:tab/>6</text:p>
        </text:index-body>
      </text:table-index>
      <text:p text:style-name="P2"/>
      <text:p text:style-name="P3"><office:annotation loext:resolved="false"><dc:creator>Autor desconhecido</dc:creator><dc:date>2024-01-01T11:03:11.390051740</dc:date><text:p text:style-name="P46"><text:span text:style-name="T39">1. Introdução</text:span></text:p><text:p text:style-name="P46"><text:span text:style-name="T39"/></text:p><text:p text:style-name="P46"><text:span text:style-name="T39">2. Visão Geral do Proeto</text:span><text:span text:style-name="T39"><text:line-break/></text:span><text:span text:style-name="T39">2.1 Frase do Elevador</text:span></text:p><text:p text:style-name="P46"><text:span text:style-name="T39">2.2 The Business Model Canvas</text:span></text:p><text:p text:style-name="P46"><text:span text:style-name="T39">2.2.1 Key Partners</text:span></text:p><text:p text:style-name="P46"><text:span text:style-name="T39">2.2.2 Key Activities</text:span></text:p><text:p text:style-name="P46"><text:span text:style-name="T39">2.2.3 Key Resources</text:span></text:p><text:p text:style-name="P46"><text:span text:style-name="T39">2.2.4 Value Propositions</text:span></text:p><text:p text:style-name="P46"><text:span text:style-name="T39">2.2.5 Customer Relationships</text:span></text:p><text:p text:style-name="P46"><text:span text:style-name="T39">2.2.6 Channels</text:span></text:p><text:p text:style-name="P46"><text:span text:style-name="T39">2.2.7 Customer Segments</text:span></text:p><text:p text:style-name="P46"><text:span text:style-name="T39">2.2.8 Cost Structure</text:span></text:p><text:p text:style-name="P46"><text:span text:style-name="T39">2.2.9 Revenue Streams</text:span></text:p><text:p text:style-name="P46"><text:span text:style-name="T39"/></text:p><text:p text:style-name="P46"><text:span text:style-name="T39">3. Levantamento de Requisitos</text:span></text:p><text:p text:style-name="P46"><text:span text:style-name="T39">*Histórias de Usuário*</text:span></text:p><text:p text:style-name="P46"><text:span text:style-name="T39">3.1 Requisitos Funcionais</text:span><text:span text:style-name="T39"><text:line-break/></text:span><text:span text:style-name="T39">3.2 Requisitos não Funcionais</text:span><text:span text:style-name="T39"><text:line-break/></text:span><text:span text:style-name="T39"/></text:p><text:p text:style-name="P46"><text:span text:style-name="T39">4. Arquitetura e Design do Sistema</text:span></text:p><text:p text:style-name="P46"><text:span text:style-name="T39">4.1 Definição da Arquitetura</text:span></text:p><text:p text:style-name="P46"><text:span text:style-name="T39">4.2 Escolha de Tecnologias</text:span></text:p><text:p text:style-name="P46"><text:span text:style-name="T39">4.3 Modelagem de Banco de Dados</text:span></text:p><text:p text:style-name="P46"><text:span text:style-name="T39">4.4 Diagrama de Classe</text:span></text:p><text:p text:style-name="P46"><text:span text:style-name="T39">4.5 Diagrama de Casos de Uso</text:span></text:p><text:p text:style-name="P46"><text:span text:style-name="T39">4.5 Protótipos de Tela</text:span></text:p><text:p text:style-name="P46"><text:span text:style-name="T39"/></text:p><text:p text:style-name="P46"><text:span text:style-name="T39">5. Gerenciamento de Projeto</text:span></text:p><text:p text:style-name="P46"><text:span text:style-name="T39">5.1 Cronograma</text:span></text:p><text:p text:style-name="P46"><text:span text:style-name="T39">5.2 Orçamento</text:span></text:p><text:p text:style-name="P46"><text:span text:style-name="T39">5.3 Riscos e Mitigações</text:span></text:p><text:p text:style-name="P46"><text:span text:style-name="T39"/></text:p><text:p text:style-name="P46"><text:span text:style-name="T39">6. Conclusão</text:span></text:p><text:p text:style-name="P46"><text:span text:style-name="T39">6.1 Resultados Alcançados</text:span></text:p><text:p text:style-name="P46"><text:span text:style-name="T39">6.2 Lições Aprendidas</text:span></text:p><text:p text:style-name="P46"><text:span text:style-name="T39">6.3 Recomendações para Futuros Projetos</text:span></text:p><text:p text:style-name="P46"><text:span text:style-name="T39"/></text:p><text:p text:style-name="P46"><text:span text:style-name="T39">7. Referências</text:span></text:p></office:annotatio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"><text:a xlink:type="simple" xlink:href="#__RefHeading___Toc1092_2813290788" text:style-name="Index_20_Link" text:visited-style-name="Index_20_Link">1. Introdução<text:tab/>3</text:a></text:p>
          <text:p text:style-name="P10"><text:a xlink:type="simple" xlink:href="#__RefHeading___Toc1098_2813290788" text:style-name="Index_20_Link" text:visited-style-name="Index_20_Link">2. Visão Geral do Projeto<text:tab/>3</text:a></text:p>
          <text:p text:style-name="P11"><text:a xlink:type="simple" xlink:href="#__RefHeading___Toc833_4083301447" text:style-name="Index_20_Link" text:visited-style-name="Index_20_Link"><text:tab/>3</text:a></text:p>
          <text:p text:style-name="P11"><text:a xlink:type="simple" xlink:href="#__RefHeading___Toc10903_2813290788" text:style-name="Index_20_Link" text:visited-style-name="Index_20_Link"><text:s/>2.1 <text:s/>Frase do Elevador<text:tab/>3</text:a></text:p>
          <text:p text:style-name="P11"><text:a xlink:type="simple" xlink:href="#__RefHeading___Toc835_4083301447" text:style-name="Index_20_Link" text:visited-style-name="Index_20_Link"><text:s/>2.2 <text:s/>The Business Model Canvas<text:tab/>3</text:a></text:p>
          <text:p text:style-name="P12"><text:a xlink:type="simple" xlink:href="#__RefHeading___Toc837_4083301447" text:style-name="Index_20_Link" text:visited-style-name="Index_20_Link"><text:s/>2.2.1 <text:s/>Key Partners<text:tab/>3</text:a></text:p>
          <text:p text:style-name="P12"><text:a xlink:type="simple" xlink:href="#__RefHeading___Toc839_4083301447" text:style-name="Index_20_Link" text:visited-style-name="Index_20_Link"><text:s/>2.2.2 <text:s/>Key Activities<text:tab/>3</text:a></text:p>
          <text:p text:style-name="P12"><text:a xlink:type="simple" xlink:href="#__RefHeading___Toc841_4083301447" text:style-name="Index_20_Link" text:visited-style-name="Index_20_Link"><text:s/>2.2.3 <text:s/>Key Resources<text:tab/>3</text:a></text:p>
          <text:p text:style-name="P12"><text:a xlink:type="simple" xlink:href="#__RefHeading___Toc843_4083301447" text:style-name="Index_20_Link" text:visited-style-name="Index_20_Link"><text:s/>2.2.4 <text:s/>Value Propositions<text:tab/>3</text:a></text:p>
          <text:p text:style-name="P12"><text:a xlink:type="simple" xlink:href="#__RefHeading___Toc845_4083301447" text:style-name="Index_20_Link" text:visited-style-name="Index_20_Link"><text:s/>2.2.5 <text:s/>Customer Relationships<text:tab/>3</text:a></text:p>
          <text:p text:style-name="P12"><text:a xlink:type="simple" xlink:href="#__RefHeading___Toc847_4083301447" text:style-name="Index_20_Link" text:visited-style-name="Index_20_Link"><text:s/>2.2.6 <text:s/>Channels<text:tab/>3</text:a></text:p>
          <text:p text:style-name="P12"><text:a xlink:type="simple" xlink:href="#__RefHeading___Toc849_4083301447" text:style-name="Index_20_Link" text:visited-style-name="Index_20_Link"><text:s/>2.2.7 <text:s/>Customer Segments<text:tab/>3</text:a></text:p>
          <text:p text:style-name="P12"><text:a xlink:type="simple" xlink:href="#__RefHeading___Toc851_4083301447" text:style-name="Index_20_Link" text:visited-style-name="Index_20_Link"><text:s/>2.2.8 <text:s/>Cost Structure<text:tab/>3</text:a></text:p>
          <text:p text:style-name="P12"><text:a xlink:type="simple" xlink:href="#__RefHeading___Toc853_4083301447" text:style-name="Index_20_Link" text:visited-style-name="Index_20_Link"><text:s/>2.2.9 <text:s/>Revenue Streams<text:tab/>3</text:a></text:p>
          <text:p text:style-name="P10"><text:a xlink:type="simple" xlink:href="#__RefHeading___Toc855_4083301447" text:style-name="Index_20_Link" text:visited-style-name="Index_20_Link">3. Levantamento de Requisitos<text:tab/>3</text:a></text:p>
          <text:p text:style-name="P11"><text:a xlink:type="simple" xlink:href="#__RefHeading___Toc857_4083301447" text:style-name="Index_20_Link" text:visited-style-name="Index_20_Link"><text:s/>3.1 <text:s/>Requisitos Funcionais<text:tab/>4</text:a></text:p>
          <text:p text:style-name="P11"><text:a xlink:type="simple" xlink:href="#__RefHeading___Toc859_4083301447" text:style-name="Index_20_Link" text:visited-style-name="Index_20_Link"><text:s/>3.2 <text:s/>Requisitos não Funcionais<text:tab/>4</text:a></text:p>
          <text:p text:style-name="P10"><text:a xlink:type="simple" xlink:href="#__RefHeading___Toc861_4083301447" text:style-name="Index_20_Link" text:visited-style-name="Index_20_Link">4. Arquitetura e Design do Sistema<text:tab/>4</text:a></text:p>
          <text:p text:style-name="P11"><text:a xlink:type="simple" xlink:href="#__RefHeading___Toc863_4083301447" text:style-name="Index_20_Link" text:visited-style-name="Index_20_Link"><text:s/>4.1 <text:s/>Definição da Arquitetura<text:tab/>4</text:a></text:p>
          <text:p text:style-name="P11"><text:a xlink:type="simple" xlink:href="#__RefHeading___Toc865_4083301447" text:style-name="Index_20_Link" text:visited-style-name="Index_20_Link"><text:s/>4.2 <text:s/>Escolha de Tecnologias<text:tab/>4</text:a></text:p>
          <text:p text:style-name="P11"><text:a xlink:type="simple" xlink:href="#__RefHeading___Toc867_4083301447" text:style-name="Index_20_Link" text:visited-style-name="Index_20_Link"><text:s/>4.3 <text:s/>Modelagem de Banco de Dados<text:tab/>4</text:a></text:p>
          <text:p text:style-name="P11"><text:a xlink:type="simple" xlink:href="#__RefHeading___Toc869_4083301447" text:style-name="Index_20_Link" text:visited-style-name="Index_20_Link"><text:s/>4.4 <text:s/>Diagrama de Classe<text:tab/>4</text:a></text:p>
          <text:p text:style-name="P11"><text:a xlink:type="simple" xlink:href="#__RefHeading___Toc871_4083301447" text:style-name="Index_20_Link" text:visited-style-name="Index_20_Link"><text:s/>4.5 <text:s/>Diagrama de Casos de Uso<text:tab/>4</text:a></text:p>
          <text:p text:style-name="P11"><text:a xlink:type="simple" xlink:href="#__RefHeading___Toc873_4083301447" text:style-name="Index_20_Link" text:visited-style-name="Index_20_Link"><text:s/>4.6 <text:s/>Protótipos de Tela<text:tab/>5</text:a></text:p>
          <text:p text:style-name="P10"><text:a xlink:type="simple" xlink:href="#__RefHeading___Toc875_4083301447" text:style-name="Index_20_Link" text:visited-style-name="Index_20_Link">5. Gerenciamento de Projeto<text:tab/>5</text:a></text:p>
          <text:p text:style-name="P11"><text:a xlink:type="simple" xlink:href="#__RefHeading___Toc877_4083301447" text:style-name="Index_20_Link" text:visited-style-name="Index_20_Link"><text:s/>5.1 <text:s/>Cronograma<text:tab/>5</text:a></text:p>
          <text:p text:style-name="P11"><text:a xlink:type="simple" xlink:href="#__RefHeading___Toc879_4083301447" text:style-name="Index_20_Link" text:visited-style-name="Index_20_Link"><text:s/>5.2 <text:s/>Orçamento<text:tab/>5</text:a></text:p>
          <text:p text:style-name="P11"><text:a xlink:type="simple" xlink:href="#__RefHeading___Toc881_4083301447" text:style-name="Index_20_Link" text:visited-style-name="Index_20_Link"><text:s/>5.3 <text:s/>Riscos e Mitigações<text:tab/>5</text:a></text:p>
          <text:p text:style-name="P10"><text:a xlink:type="simple" xlink:href="#__RefHeading___Toc883_4083301447" text:style-name="Index_20_Link" text:visited-style-name="Index_20_Link">6. Conclusão<text:tab/>5</text:a></text:p>
          <text:p text:style-name="P11"><text:a xlink:type="simple" xlink:href="#__RefHeading___Toc885_4083301447" text:style-name="Index_20_Link" text:visited-style-name="Index_20_Link"><text:s/>6.1 <text:s/>Resultados Alcançados<text:tab/>5</text:a></text:p>
          <text:p text:style-name="P11"><text:a xlink:type="simple" xlink:href="#__RefHeading___Toc887_4083301447" text:style-name="Index_20_Link" text:visited-style-name="Index_20_Link"><text:s/>6.2 <text:s/>Lições Aprendidas<text:tab/>5</text:a></text:p>
          <text:p text:style-name="P11"><text:a xlink:type="simple" xlink:href="#__RefHeading___Toc889_4083301447" text:style-name="Index_20_Link" text:visited-style-name="Index_20_Link"><text:s/>6.3 <text:s/>Recomendações para Futuros Projetos<text:tab/>5</text:a></text:p>
          <text:p text:style-name="P10"><text:a xlink:type="simple" xlink:href="#__RefHeading___Toc891_4083301447" text:style-name="Index_20_Link" text:visited-style-name="Index_20_Link">7. Referências<text:tab/>5</text:a></text:p>
        </text:index-body>
      </text:table-of-content>
      <text:h text:style-name="P20" text:outline-level="3"/>
      <text:h text:style-name="P17" text:outline-level="1"><text:bookmark-start text:name="__RefHeading___Toc1092_2813290788"/>Introdução<text:bookmark-end text:name="__RefHeading___Toc1092_2813290788"/></text:h>
      <text:p text:style-name="Text_20_body"/>
      <text:p text:style-name="P9">Este documento detalha os objetivos e a metodologia de desenvolvimento adotada no decorrer do <text:span text:style-name="T5">Projeto Lumos</text:span>, oferecendo uma visão abrangente do percurso traçado para atingir suas metas.</text:p>
      <text:p text:style-name="P9">Em um contexto onde a complexidade compromete a qualidade das experiências dos usuários, a missão deste projeto é criar um protótipo de mensageiro, priorizando o estudo de bancos de dados e seus relacionamentos.</text:p>
      <text:p text:style-name="P9">Este projeto busca oferecer uma opção prática para quem quer uma experiência de trocas mensagens simples. Usando uma abordagem voltada para o usuário, buscando tornar a comunicação fácil e intuitiva.</text:p>
      <text:p text:style-name="P9"/>
      <text:h text:style-name="Heading_20_1" text:outline-level="1"><text:bookmark-start text:name="__RefHeading___Toc1098_2813290788"/>Visão Geral do Projeto<text:bookmark-end text:name="__RefHeading___Toc1098_2813290788"/></text:h>
      <text:p text:style-name="Text_20_body"><text:span text:style-name="Strong_20_Emphasis"/></text:p>
      <text:p text:style-name="Text_20_body"><text:bookmark-start text:name="__RefHeading___Toc833_4083301447"/><text:span text:style-name="Strong_20_Emphasis"><text:span text:style-name="T8">//</text:span></text:span><text:span text:style-name="Strong_20_Emphasis"><text:span text:style-name="T8"><office:annotation loext:resolved="false"><dc:creator>Autor desconhecido</dc:creator><dc:date>2023-12-21T12:53:29.963959342</dc:date><text:p text:style-name="P46"><text:span text:style-name="T39">Seria interessante, se possível, essa parte possuir algumas citações bibliográficas que expliquem o que é a visão geral do projeto, como também a frase do elevador e o PM Canvas.</text:span></text:p></office:annotation></text:span></text:span><text:span text:style-name="Strong_20_Emphasis"><text:span text:style-name="T8"> </text:span></text:span><text:span text:style-name="Strong_20_Emphasis"><text:span text:style-name="T13">Fazer citações</text:span></text:span><text:bookmark-end text:name="__RefHeading___Toc833_4083301447"/></text:p>
      <text:p text:style-name="Text_20_body"><text:span text:style-name="Strong_20_Emphasis"/></text:p>
      <text:h text:style-name="Heading_20_2" text:outline-level="2"><text:bookmark-start text:name="__RefHeading___Toc10903_2813290788"/><text:span text:style-name="Strong_20_Emphasis">Frase do Elevador</text:span><text:bookmark-end text:name="__RefHeading___Toc10903_2813290788"/></text:h>
      <text:p text:style-name="Text_20_body"/>
      <text:p text:style-name="P4"><text:span text:style-name="T4">O Projeto</text:span> Lumos <text:span text:style-name="T5">é</text:span> um mensageiro inovador <text:span text:style-name="T5">que visa</text:span> proporcionar uma experiência de comunicação envolvente e segura <text:span text:style-name="T7">aos seus usuários</text:span>. <text:span text:style-name="T5">Com</text:span> recursos intuitivos e foco na privacidade, é a ferramenta ideal para conectar pessoas de forma eficiente e inspiradora.</text:p>
      <text:h text:style-name="P19" text:outline-level="2" text:is-list-header="true"><text:span text:style-name="Strong_20_Emphasis"/></text:h>
      <text:h text:style-name="P19" text:outline-level="2"><text:bookmark-start text:name="__RefHeading___Toc835_4083301447"/><text:span text:style-name="Strong_20_Emphasis"><text:span text:style-name="T15">The Business Model Canvas</text:span></text:span><text:bookmark-end text:name="__RefHeading___Toc835_4083301447"/></text:h>
      <text:p text:style-name="Text_20_body"><text:span text:style-name="Strong_20_Emphasis"/></text:p>
      <text:p text:style-name="P15"><text:span text:style-name="Strong_20_Emphasis"><text:span text:style-name="T10">Na Figura X</text:span></text:span><text:span text:style-name="Strong_20_Emphasis"><text:span text:style-name="T10"><office:annotation loext:resolved="false"><dc:creator>Autor desconhecido</dc:creator><dc:date>2024-01-01T11:38:05.392176674</dc:date><text:p text:style-name="P46"><text:span text:style-name="T39">Inserir a figura do PMCanvas</text:span></text:p></office:annotation></text:span></text:span><text:span text:style-name="Strong_20_Emphasis"><text:span text:style-name="T10"> a seguir é possível visualizar </text:span></text:span><text:span text:style-name="Strong_20_Emphasis"><text:span text:style-name="T11">o</text:span></text:span><text:span text:style-name="Strong_20_Emphasis"><text:span text:style-name="T21"> </text:span></text:span><text:span text:style-name="Strong_20_Emphasis"><text:span text:style-name="T22">m</text:span></text:span><text:span text:style-name="Strong_20_Emphasis"><text:span text:style-name="T21">odelo de </text:span></text:span><text:span text:style-name="Strong_20_Emphasis"><text:span text:style-name="T22">n</text:span></text:span><text:span text:style-name="Strong_20_Emphasis"><text:span text:style-name="T21">egócios </text:span></text:span><text:span text:style-name="Strong_20_Emphasis"><text:span text:style-name="T28">c</text:span></text:span><text:span text:style-name="Strong_20_Emphasis"><text:span text:style-name="T29">anvas</text:span></text:span><text:span text:style-name="Strong_20_Emphasis"><text:span text:style-name="T21"> do </text:span></text:span><text:span text:style-name="Strong_20_Emphasis"><text:span text:style-name="T25">Projeto Lumos</text:span></text:span><text:span text:style-name="Strong_20_Emphasis"><text:span text:style-name="T21"> <text:s/></text:span></text:span><text:span text:style-name="Strong_20_Emphasis"><text:span text:style-name="T22">ou </text:span></text:span><text:span text:style-name="Strong_20_Emphasis"><text:span text:style-name="T17">The Business Model Canvas </text:span></text:span><text:span text:style-name="Strong_20_Emphasis"><text:span text:style-name="T21">feito na ferramenta diagrams.net.</text:span></text:span></text:p>
      <text:p text:style-name="Text_20_body"><text:span text:style-name="Strong_20_Emphasis"/></text:p>
      <text:h text:style-name="P21" text:outline-level="3"><text:bookmark-start text:name="__RefHeading___Toc837_4083301447"/><text:span text:style-name="Strong_20_Emphasis"><text:span text:style-name="T15">Key Partners</text:span></text:span><text:bookmark-end text:name="__RefHeading___Toc837_4083301447"/></text:h>
      <text:p text:style-name="P30"><text:span text:style-name="Strong_20_Emphasis"/></text:p>
      <text:p text:style-name="Text_20_body"><text:span text:style-name="Strong_20_Emphasis"><text:span text:style-name="T8">Podemos </text:span></text:span><text:span text:style-name="Strong_20_Emphasis"><text:span text:style-name="T12">r</text:span></text:span><text:span text:style-name="Strong_20_Emphasis"><text:span text:style-name="T8">es</text:span></text:span><text:span text:style-name="Strong_20_Emphasis"><text:span text:style-name="T12">sal</text:span></text:span><text:span text:style-name="Strong_20_Emphasis"><text:span text:style-name="T8">tar como parceiros-chave do projeto:</text:span></text:span></text:p>
      <text:list text:style-name="L1">
        <text:list-item>
          <text:p text:style-name="P31"><text:span text:style-name="Strong_20_Emphasis"><text:span text:style-name="T5">Empresas de hospedagem</text:span></text:span><text:span text:style-name="Strong_20_Emphasis"><text:span text:style-name="T8">, para garantir a disponibilidade do mensageiro;</text:span></text:span></text:p>
        </text:list-item>
        <text:list-item>
          <text:p text:style-name="P31"><text:span text:style-name="Strong_20_Emphasis"><text:span text:style-name="T5">Empresas de cibersegurança</text:span></text:span><text:span text:style-name="Strong_20_Emphasis"><text:span text:style-name="T8">, para garantir a integridade dos bancos de dados e segurança das informações no geral;</text:span></text:span></text:p>
        </text:list-item>
        <text:list-item>
          <text:p text:style-name="P31"><text:span text:style-name="Strong_20_Emphasis"><text:span text:style-name="T5">Desenvolvedores</text:span></text:span><text:span text:style-name="Strong_20_Emphasis"><text:span text:style-name="T8">, para corrigir erros e aprimorar o projeto;</text:span></text:span></text:p>
        </text:list-item>
      </text:list>
      <text:p text:style-name="P16"><text:span text:style-name="Strong_20_Emphasis"/></text:p>
      <text:h text:style-name="P21" text:outline-level="3"><text:bookmark-start text:name="__RefHeading___Toc839_4083301447"/><text:span text:style-name="Strong_20_Emphasis"><text:span text:style-name="T15">Key Activities</text:span></text:span><text:bookmark-end text:name="__RefHeading___Toc839_4083301447"/></text:h>
      <text:p text:style-name="P30"><text:span text:style-name="Strong_20_Emphasis"/></text:p>
      <text:p text:style-name="P16"><text:span text:style-name="Strong_20_Emphasis"><text:span text:style-name="T12">Como atividades-chave </text:span></text:span><text:span text:style-name="Strong_20_Emphasis"><text:span text:style-name="T23">pode-se destacar:</text:span></text:span></text:p>
      <text:list xml:id="list2835371144" text:style-name="L2">
        <text:list-item>
          <text:p text:style-name="P33"><text:span text:style-name="Strong_20_Emphasis"><text:span text:style-name="T26">Desenvolvimento</text:span></text:span><text:span text:style-name="Strong_20_Emphasis"><text:span text:style-name="T23"> continuo do mensageiro;</text:span></text:span></text:p>
        </text:list-item>
        <text:list-item>
          <text:p text:style-name="P33"><text:span text:style-name="Strong_20_Emphasis"><text:span text:style-name="T26">Manutenção</text:span></text:span><text:span text:style-name="Strong_20_Emphasis"><text:span text:style-name="T23"> no código e banco de dados;</text:span></text:span></text:p>
        </text:list-item>
        <text:list-item>
          <text:p text:style-name="P33"><text:span text:style-name="Strong_20_Emphasis"><text:span text:style-name="T26">Atualizações</text:span></text:span><text:span text:style-name="Strong_20_Emphasis"><text:span text:style-name="T23"> de software e segurança;</text:span></text:span></text:p>
        </text:list-item>
        <text:list-item>
          <text:p text:style-name="P34"><text:span text:style-name="Strong_20_Emphasis"><text:span text:style-name="T27">Suporte</text:span></text:span><text:span text:style-name="Strong_20_Emphasis"><text:span text:style-name="T24"> a usuários;</text:span></text:span></text:p>
        </text:list-item>
      </text:list>
      <text:p text:style-name="P16"><text:soft-page-break/><text:span text:style-name="Strong_20_Emphasis"/></text:p>
      <text:h text:style-name="P21" text:outline-level="3"><text:bookmark-start text:name="__RefHeading___Toc841_4083301447"/><text:span text:style-name="Strong_20_Emphasis"><text:span text:style-name="T15">Key Resources</text:span></text:span><text:bookmark-end text:name="__RefHeading___Toc841_4083301447"/></text:h>
      <text:p text:style-name="P30"><text:span text:style-name="Strong_20_Emphasis"/></text:p>
      <text:p text:style-name="P16"><text:span text:style-name="Strong_20_Emphasis"><text:span text:style-name="T23">Como recurso-chave do projeto pode-se enfatizar:</text:span></text:span></text:p>
      <text:list xml:id="list68973343" text:style-name="L3">
        <text:list-item>
          <text:p text:style-name="P35"><text:span text:style-name="Strong_20_Emphasis"><text:span text:style-name="T26">Desenvolvedores back-end</text:span></text:span><text:span text:style-name="Strong_20_Emphasis"><text:span text:style-name="T23"> especializado em tecnologias web;</text:span></text:span></text:p>
        </text:list-item>
        <text:list-item>
          <text:p text:style-name="P35"><text:span text:style-name="Strong_20_Emphasis"><text:span text:style-name="T26">Desenvolvedores front-end</text:span></text:span><text:span text:style-name="Strong_20_Emphasis"><text:span text:style-name="T23"> especializados em interfaces web;</text:span></text:span></text:p>
        </text:list-item>
        <text:list-item>
          <text:p text:style-name="P35"><text:span text:style-name="Strong_20_Emphasis"><text:span text:style-name="T26">Especialistas em cibersegurança</text:span></text:span><text:span text:style-name="Strong_20_Emphasis"><text:span text:style-name="T23">;</text:span></text:span></text:p>
        </text:list-item>
        <text:list-item>
          <text:p text:style-name="P35"><text:span text:style-name="Strong_20_Emphasis"><text:span text:style-name="T26">DevOps</text:span></text:span><text:span text:style-name="Strong_20_Emphasis"><text:span text:style-name="T23"> ou especialistas em servidores e banco de dados;</text:span></text:span></text:p>
        </text:list-item>
        <text:list-item>
          <text:p text:style-name="P36"><text:span text:style-name="Strong_20_Emphasis"><text:span text:style-name="T27">Empresas</text:span></text:span><text:span text:style-name="Strong_20_Emphasis"><text:span text:style-name="T24"> parceiras;</text:span></text:span></text:p>
        </text:list-item>
      </text:list>
      <text:p text:style-name="P16"><text:span text:style-name="Strong_20_Emphasis"/></text:p>
      <text:h text:style-name="P21" text:outline-level="3"><text:bookmark-start text:name="__RefHeading___Toc843_4083301447"/><text:span text:style-name="Strong_20_Emphasis"><text:span text:style-name="T15">Value Propositions</text:span></text:span><text:bookmark-end text:name="__RefHeading___Toc843_4083301447"/></text:h>
      <text:h text:style-name="P21" text:outline-level="3" text:is-list-header="true"><text:span text:style-name="Strong_20_Emphasis"/></text:h>
      <text:p text:style-name="P16"><text:span text:style-name="Strong_20_Emphasis"><text:span text:style-name="T12">Como propostas valor do projeto é <text:s/>desejável:</text:span></text:span></text:p>
      <text:list text:style-name="L4">
        <text:list-item>
          <text:p text:style-name="P37"><text:span text:style-name="Strong_20_Emphasis"><text:span text:style-name="T6">Interface minimalista</text:span></text:span><text:span text:style-name="Strong_20_Emphasis"><text:span text:style-name="T12">, amigável e fácil de usar;</text:span></text:span></text:p>
        </text:list-item>
        <text:list-item>
          <text:p text:style-name="P37"><text:span text:style-name="Strong_20_Emphasis"><text:span text:style-name="T6">Comunicação segura</text:span></text:span><text:span text:style-name="Strong_20_Emphasis"><text:span text:style-name="T12">.</text:span></text:span></text:p>
        </text:list-item>
        <text:list-item>
          <text:p text:style-name="P37"><text:span text:style-name="Strong_20_Emphasis"><text:span text:style-name="T6">Recursos básicos</text:span></text:span><text:span text:style-name="Strong_20_Emphasis"><text:span text:style-name="T12"> e eficientes como, mensagens de texto e envio de arquivos de imagem e vídeo.</text:span></text:span></text:p>
        </text:list-item>
      </text:list>
      <text:p text:style-name="P16"><text:span text:style-name="Strong_20_Emphasis"/></text:p>
      <text:h text:style-name="P21" text:outline-level="3"><text:bookmark-start text:name="__RefHeading___Toc845_4083301447"/><text:span text:style-name="Strong_20_Emphasis"><text:span text:style-name="T15">Customer Relationships</text:span></text:span><text:bookmark-end text:name="__RefHeading___Toc845_4083301447"/></text:h>
      <text:h text:style-name="P21" text:outline-level="3" text:is-list-header="true"><text:span text:style-name="Strong_20_Emphasis"/></text:h>
      <text:p text:style-name="P16"><text:span text:style-name="Strong_20_Emphasis"><text:span text:style-name="T12">Para manter o bom relacionamento com nosso público, é planejado que:</text:span></text:span></text:p>
      <text:list text:style-name="L5">
        <text:list-item>
          <text:p text:style-name="P38"><text:span text:style-name="Strong_20_Emphasis"><text:span text:style-name="T6">Suporte ao cliente</text:span></text:span><text:span text:style-name="Strong_20_Emphasis"><text:span text:style-name="T12"> para a resolução de problemas técnicos e/ou dentro da rede;</text:span></text:span></text:p>
        </text:list-item>
        <text:list-item>
          <text:p text:style-name="P38"><text:span text:style-name="Strong_20_Emphasis"><text:span text:style-name="T6">Transparência com os usuários</text:span></text:span><text:span text:style-name="Strong_20_Emphasis"><text:span text:style-name="T12"> adotando o uso de notas de atualizações;</text:span></text:span></text:p>
        </text:list-item>
        <text:list-item>
          <text:p text:style-name="P38"><text:span text:style-name="Strong_20_Emphasis"><text:span text:style-name="T26">Coleta</text:span></text:span><text:span text:style-name="Strong_20_Emphasis"><text:span text:style-name="T23"> </text:span></text:span><text:span text:style-name="Strong_20_Emphasis"><text:span text:style-name="T26">de</text:span></text:span><text:span text:style-name="Strong_20_Emphasis"><text:span text:style-name="T23"> </text:span></text:span><text:span text:style-name="Strong_20_Emphasis"><text:span text:style-name="T32">feedback</text:span></text:span><text:span text:style-name="Strong_20_Emphasis"><text:span text:style-name="T30"> </text:span></text:span><text:span text:style-name="Strong_20_Emphasis"><text:span text:style-name="T33">e</text:span></text:span><text:span text:style-name="Strong_20_Emphasis"><text:span text:style-name="T31"> </text:span></text:span><text:span text:style-name="Strong_20_Emphasis"><text:span text:style-name="T37">sugestões</text:span></text:span><text:span text:style-name="Strong_20_Emphasis"><text:span text:style-name="T12"> para o estudo e a implementação de novas ideias;</text:span></text:span></text:p>
        </text:list-item>
      </text:list>
      <text:p text:style-name="P30"><text:span text:style-name="Strong_20_Emphasis"/></text:p>
      <text:h text:style-name="P21" text:outline-level="3"><text:bookmark-start text:name="__RefHeading___Toc847_4083301447"/><text:span text:style-name="Strong_20_Emphasis"><text:span text:style-name="T15">Channels</text:span></text:span><text:bookmark-end text:name="__RefHeading___Toc847_4083301447"/></text:h>
      <text:h text:style-name="P21" text:outline-level="3" text:is-list-header="true"><text:span text:style-name="Strong_20_Emphasis"/></text:h>
      <text:p text:style-name="P16"><text:span text:style-name="Strong_20_Emphasis"><text:span text:style-name="T12">Os canais de comunicação serão totalmente online, </text:span></text:span><text:span text:style-name="Strong_20_Emphasis"><text:span text:style-name="T14">como:</text:span></text:span></text:p>
      <text:list xml:id="list313885807" text:style-name="L9">
        <text:list-item>
          <text:p text:style-name="P43"><text:span text:style-name="Strong_20_Emphasis"><text:span text:style-name="T14">Plataformas de suporte ao usuário e dúvidas;</text:span></text:span></text:p>
        </text:list-item>
        <text:list-item>
          <text:p text:style-name="P43"><text:span text:style-name="Strong_20_Emphasis"><text:span text:style-name="T14">Comunicação regular com notas de atualização;</text:span></text:span></text:p>
        </text:list-item>
        <text:list-item>
          <text:p text:style-name="P44">Outros canais externos;</text:p>
        </text:list-item>
      </text:list>
      <text:p text:style-name="P30"><text:span text:style-name="Strong_20_Emphasis"/></text:p>
      <text:h text:style-name="P21" text:outline-level="3"><text:bookmark-start text:name="__RefHeading___Toc849_4083301447"/><text:span text:style-name="Strong_20_Emphasis"><text:span text:style-name="T15">Customer Segments</text:span></text:span><text:bookmark-end text:name="__RefHeading___Toc849_4083301447"/></text:h>
      <text:h text:style-name="P21" text:outline-level="3" text:is-list-header="true"><text:span text:style-name="Strong_20_Emphasis"/></text:h>
      <text:p text:style-name="P16"><text:span text:style-name="Strong_20_Emphasis"><text:span text:style-name="T12">Nosso segmento de clientes se baseia em:</text:span></text:span></text:p>
      <text:list xml:id="list751140217" text:style-name="L6">
        <text:list-item>
          <text:p text:style-name="P39"><text:span text:style-name="Strong_20_Emphasis"><text:span text:style-name="T12">Pessoas interessadas em uma opção alternativa a</text:span></text:span><text:span text:style-name="Strong_20_Emphasis"><text:span text:style-name="T14">o</text:span></text:span><text:span text:style-name="Strong_20_Emphasis"><text:span text:style-name="T12"> mensageiros clássicos;</text:span></text:span></text:p>
        </text:list-item>
        <text:list-item>
          <text:p text:style-name="P39"><text:span text:style-name="Strong_20_Emphasis"><text:span text:style-name="T12">Usuários interessados em uma comunicação simples e segura;</text:span></text:span></text:p>
        </text:list-item>
        <text:list-item>
          <text:p text:style-name="P40"><text:span text:style-name="Strong_20_Emphasis"><text:span text:style-name="T14">Empresas que buscam alternativas privadas;</text:span></text:span></text:p>
        </text:list-item>
      </text:list>
      <text:p text:style-name="P30"><text:span text:style-name="Strong_20_Emphasis"/></text:p>
      <text:h text:style-name="P21" text:outline-level="3"><text:bookmark-start text:name="__RefHeading___Toc851_4083301447"/><text:span text:style-name="Strong_20_Emphasis"><text:span text:style-name="T15">Cost Structure</text:span></text:span><text:bookmark-end text:name="__RefHeading___Toc851_4083301447"/></text:h>
      <text:h text:style-name="P21" text:outline-level="3" text:is-list-header="true"><text:span text:style-name="Strong_20_Emphasis"/></text:h>
      <text:p text:style-name="P16"><text:span text:style-name="Strong_20_Emphasis"><text:span text:style-name="T23">Os custos que serão adotados para o desenvolvimento, implementação e manutenção do mensageiro consiste nas seguintes atividades:</text:span></text:span></text:p>
      <text:list text:style-name="L7">
        <text:list-item>
          <text:p text:style-name="P41"><text:soft-page-break/><text:span text:style-name="Strong_20_Emphasis"><text:span text:style-name="T26">Desenvolvimento;</text:span></text:span></text:p>
        </text:list-item>
        <text:list-item>
          <text:p text:style-name="P41"><text:span text:style-name="Strong_20_Emphasis"><text:span text:style-name="T26">Implementação;</text:span></text:span></text:p>
        </text:list-item>
        <text:list-item>
          <text:p text:style-name="P41"><text:span text:style-name="Strong_20_Emphasis"><text:span text:style-name="T26">Manutenção e atualização;</text:span></text:span></text:p>
        </text:list-item>
        <text:list-item>
          <text:p text:style-name="P41"><text:span text:style-name="Strong_20_Emphasis"><text:span text:style-name="T26">Hospedagem e infraestrutura;</text:span></text:span></text:p>
        </text:list-item>
        <text:list-item>
          <text:p text:style-name="P41"><text:span text:style-name="Strong_20_Emphasis"><text:span text:style-name="T26">Segurança;</text:span></text:span></text:p>
        </text:list-item>
        <text:list-item>
          <text:p text:style-name="P41"><text:span text:style-name="Strong_20_Emphasis"><text:span text:style-name="T26">Marketing;</text:span></text:span></text:p>
        </text:list-item>
        <text:list-item>
          <text:p text:style-name="P41"><text:span text:style-name="Strong_20_Emphasis"><text:span text:style-name="T26">Suporte técnico.</text:span></text:span></text:p>
        </text:list-item>
      </text:list>
      <text:p text:style-name="P30"><text:span text:style-name="Strong_20_Emphasis"/></text:p>
      <text:h text:style-name="P21" text:outline-level="3"><text:bookmark-start text:name="__RefHeading___Toc853_4083301447"/><text:span text:style-name="Strong_20_Emphasis"><text:span text:style-name="T15">Revenue Streams</text:span></text:span><text:bookmark-end text:name="__RefHeading___Toc853_4083301447"/></text:h>
      <text:p text:style-name="P30"><text:span text:style-name="Strong_20_Emphasis"/></text:p>
      <text:p text:style-name="P16"><text:span text:style-name="Strong_20_Emphasis"><text:span text:style-name="T18">Para estar gerando receita para o projeto, foi pensado na utilização de:</text:span></text:span></text:p>
      <text:list text:style-name="L8">
        <text:list-item>
          <text:p text:style-name="P42"><text:span text:style-name="Strong_20_Emphasis"><text:span text:style-name="T19">Doação</text:span></text:span><text:span text:style-name="Strong_20_Emphasis"><text:span text:style-name="T18"> através de uma vaquinha digital;</text:span></text:span></text:p>
        </text:list-item>
        <text:list-item>
          <text:p text:style-name="P42"><text:span text:style-name="Strong_20_Emphasis"><text:span text:style-name="T26">Recursos</text:span></text:span><text:span text:style-name="Strong_20_Emphasis"><text:span text:style-name="T23"> </text:span></text:span><text:span text:style-name="Strong_20_Emphasis"><text:span text:style-name="T34">premium</text:span></text:span><text:span text:style-name="Strong_20_Emphasis"><text:span text:style-name="T18"> </text:span></text:span><text:span text:style-name="Strong_20_Emphasis"><text:span text:style-name="T23">e pagos</text:span></text:span><text:span text:style-name="Strong_20_Emphasis"><text:span text:style-name="T18">.</text:span></text:span></text:p>
        </text:list-item>
      </text:list>
      <text:h text:style-name="P21" text:outline-level="3" text:is-list-header="true"><text:span text:style-name="Strong_20_Emphasis"/></text:h>
      <text:h text:style-name="P18" text:outline-level="1"><text:bookmark-start text:name="__RefHeading___Toc855_4083301447"/><text:span text:style-name="Strong_20_Emphasis">Levantamento de Requisitos</text:span><text:bookmark-end text:name="__RefHeading___Toc855_4083301447"/></text:h>
      <text:p text:style-name="P45"/>
      <text:p text:style-name="Text_20_body"><text:span text:style-name="Strong_20_Emphasis"><text:span text:style-name="T8">// </text:span></text:span><text:span text:style-name="Strong_20_Emphasis"><text:span text:style-name="T13">Fazer citações</text:span></text:span></text:p>
      <text:p text:style-name="Text_20_body"><text:span text:style-name="Strong_20_Emphasis"/></text:p>
      <text:p text:style-name="P8">Tabela <text:sequence text:ref-name="refTable0" text:name="Table" text:formula="ooow:Table+1" style:num-format="1">1</text:sequence><text:s/>- Histórias de usuário.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TÍTULO</text:p>
          </table:table-cell>
          <table:table-cell table:style-name="Tabela1.A1" office:value-type="string">
            <text:p text:style-name="P23">COMO</text:p>
            <text:p text:style-name="P23">&lt;tipo de usuário&gt;</text:p>
          </table:table-cell>
          <table:table-cell table:style-name="Tabela1.A1" office:value-type="string">
            <text:p text:style-name="P23">QUERO</text:p>
            <text:p text:style-name="P23">&lt;promissa da tarefa&gt;</text:p>
          </table:table-cell>
          <table:table-cell table:style-name="Tabela1.A1" office:value-type="string">
            <text:p text:style-name="P22"><text:span text:style-name="Strong_20_Emphasis"><text:span text:style-name="T38">PARA QUE EU POSSA</text:span></text:span></text:p>
            <text:p text:style-name="P22"><text:span text:style-name="Strong_20_Emphasis"><text:span text:style-name="T38">&lt;alcançar algum objetivo&gt;</text:span></text:span></text:p>
          </table:table-cell>
        </table:table-row>
        <table:table-row table:style-name="Tabela1.1">
          <table:table-cell table:style-name="Tabela1.A2" office:value-type="string">
            <text:p text:style-name="P25">Sign-up</text:p>
          </table:table-cell>
          <table:table-cell table:style-name="Tabela1.B2" office:value-type="string">
            <text:p text:style-name="P23">Usuário</text:p>
          </table:table-cell>
          <table:table-cell table:style-name="Tabela1.C2" office:value-type="string">
            <text:p text:style-name="P27">Poder-me cadastrar no site</text:p>
          </table:table-cell>
          <table:table-cell table:style-name="Tabela1.D2" office:value-type="string">
            <text:p text:style-name="P27">Utilizar o mensageiro</text:p>
          </table:table-cell>
        </table:table-row>
        <table:table-row table:style-name="Tabela1.1">
          <table:table-cell table:style-name="Tabela1.A2" office:value-type="string">
            <text:p text:style-name="P25">Sign-in</text:p>
          </table:table-cell>
          <table:table-cell table:style-name="Tabela1.B3" office:value-type="string">
            <text:p text:style-name="P23">Usuário</text:p>
          </table:table-cell>
          <table:table-cell table:style-name="Tabela1.C3" office:value-type="string">
            <text:p text:style-name="P27">Poder fazer o login no site</text:p>
          </table:table-cell>
          <table:table-cell table:style-name="Tabela1.D3" office:value-type="string">
            <text:p text:style-name="P27">Utilizar o mensageiro</text:p>
          </table:table-cell>
        </table:table-row>
        <table:table-row table:style-name="Tabela1.1">
          <table:table-cell table:style-name="Tabela1.A2" office:value-type="string">
            <text:p text:style-name="P28">Buscar usuários</text:p>
          </table:table-cell>
          <table:table-cell table:style-name="Tabela1.B4" office:value-type="string">
            <text:p text:style-name="P28">Usuário</text:p>
          </table:table-cell>
          <table:table-cell table:style-name="Tabela1.C4" office:value-type="string">
            <text:p text:style-name="P29">Poder buscar outros usuários cadastrados no site</text:p>
          </table:table-cell>
          <table:table-cell table:style-name="Tabela1.D4" office:value-type="string">
            <text:p text:style-name="P29">Porteriormente adicionar como amigo</text:p>
          </table:table-cell>
        </table:table-row>
        <table:table-row table:style-name="Tabela1.1">
          <table:table-cell table:style-name="Tabela1.A2" office:value-type="string">
            <text:p text:style-name="P25">Adicionar <text:span text:style-name="T36">amigo</text:span></text:p>
          </table:table-cell>
          <table:table-cell table:style-name="Tabela1.B5" office:value-type="string">
            <text:p text:style-name="P24">Usuário</text:p>
          </table:table-cell>
          <table:table-cell table:style-name="Tabela1.C5" office:value-type="string">
            <text:p text:style-name="P26">Poder adicionar outros usuários do sistema a minha lista de contatos</text:p>
          </table:table-cell>
          <table:table-cell table:style-name="Tabela1.D5" office:value-type="string">
            <text:p text:style-name="P26">Mandar mensagens para esses contatos adicionados</text:p>
          </table:table-cell>
        </table:table-row>
        <table:table-row table:style-name="Tabela1.1">
          <table:table-cell table:style-name="Tabela1.A2" office:value-type="string">
            <text:p text:style-name="P28">Aceitar amizade</text:p>
          </table:table-cell>
          <table:table-cell table:style-name="Tabela1.B6" office:value-type="string">
            <text:p text:style-name="P28">Usuário</text:p>
          </table:table-cell>
          <table:table-cell table:style-name="Tabela1.C6" office:value-type="string">
            <text:p text:style-name="P29">Poder aceitar pedidos de amizade de outros usuários</text:p>
          </table:table-cell>
          <table:table-cell table:style-name="Tabela1.D6">
            <text:p text:style-name="P26"/>
          </table:table-cell>
        </table:table-row>
        <table:table-row table:style-name="Tabela1.1">
          <table:table-cell table:style-name="Tabela1.A2" office:value-type="string">
            <text:p text:style-name="P25">Remover <text:span text:style-name="T36">amigo</text:span></text:p>
          </table:table-cell>
          <table:table-cell table:style-name="Tabela1.B7" office:value-type="string">
            <text:p text:style-name="P24">Usuário</text:p>
          </table:table-cell>
          <table:table-cell table:style-name="Tabela1.C7" office:value-type="string">
            <text:p text:style-name="P26">Poder remover um contato da lista de contatos</text:p>
          </table:table-cell>
          <table:table-cell table:style-name="Tabela1.D7" office:value-type="string">
            <text:p text:style-name="P26">Não receber mais mensagens desse usuário removido</text:p>
          </table:table-cell>
        </table:table-row>
        <table:table-row table:style-name="Tabela1.1">
          <table:table-cell table:style-name="Tabela1.A2" office:value-type="string">
            <text:p text:style-name="P25">Editar perfil</text:p>
          </table:table-cell>
          <table:table-cell table:style-name="Tabela1.B8" office:value-type="string">
            <text:p text:style-name="P24">Usuário</text:p>
          </table:table-cell>
          <table:table-cell table:style-name="Tabela1.C8" office:value-type="string">
            <text:p text:style-name="P26">Poder editar as informações do meu perfil </text:p>
          </table:table-cell>
          <table:table-cell table:style-name="Tabela1.D8" office:value-type="string">
            <text:p text:style-name="P26">Manter meu perfil atualizado</text:p>
          </table:table-cell>
        </table:table-row>
        <table:table-row table:style-name="Tabela1.1">
          <table:table-cell table:style-name="Tabela1.A2" office:value-type="string">
            <text:p text:style-name="P25">Enviar mensagem</text:p>
          </table:table-cell>
          <table:table-cell table:style-name="Tabela1.B9" office:value-type="string">
            <text:p text:style-name="P24">Usuário</text:p>
          </table:table-cell>
          <table:table-cell table:style-name="Tabela1.C9" office:value-type="string">
            <text:p text:style-name="P26">Poder enviar mensagens para usuarios da minha lista de contatos</text:p>
          </table:table-cell>
          <table:table-cell table:style-name="Tabela1.D9" office:value-type="string">
            <text:p text:style-name="P26">Conversar com eles</text:p>
          </table:table-cell>
        </table:table-row>
        <text:soft-page-break/>
        <table:table-row table:style-name="Tabela1.1">
          <table:table-cell table:style-name="Tabela1.A2" office:value-type="string">
            <text:p text:style-name="P25">Apagar mensagem</text:p>
          </table:table-cell>
          <table:table-cell table:style-name="Tabela1.B10" office:value-type="string">
            <text:p text:style-name="P24">Usuário</text:p>
          </table:table-cell>
          <table:table-cell table:style-name="Tabela1.C10" office:value-type="string">
            <text:p text:style-name="P26">Apagar mensagens que <text:s/>enviei para outros usuarios da minha lista de contatos</text:p>
          </table:table-cell>
          <table:table-cell table:style-name="Tabela1.D10" office:value-type="string">
            <text:p text:style-name="P26">Remover mensagens enviadas erradas</text:p>
          </table:table-cell>
        </table:table-row>
        <table:table-row table:style-name="Tabela1.1">
          <table:table-cell table:style-name="Tabela1.A2" office:value-type="string">
            <text:p text:style-name="P25">Editar mensagem</text:p>
          </table:table-cell>
          <table:table-cell table:style-name="Tabela1.B11" office:value-type="string">
            <text:p text:style-name="P24">Usuário</text:p>
          </table:table-cell>
          <table:table-cell table:style-name="Tabela1.C11" office:value-type="string">
            <text:p text:style-name="P26">Editar mensagens que enviei para outros usuários da minha lista de contatos</text:p>
          </table:table-cell>
          <table:table-cell table:style-name="Tabela1.D11" office:value-type="string">
            <text:p text:style-name="P26">Editar mensagens com algum erro de digitação</text:p>
          </table:table-cell>
        </table:table-row>
      </table:table>
      <text:p text:style-name="P14"><text:span text:style-name="Strong_20_Emphasis"><text:span text:style-name="T7">Fonte:</text:span></text:span><text:span text:style-name="Strong_20_Emphasis"><text:span text:style-name="T9"> Autoria própria.</text:span></text:span></text:p>
      <text:p text:style-name="Text_20_body"><text:span text:style-name="Strong_20_Emphasis"/></text:p>
      <text:h text:style-name="Heading_20_2" text:outline-level="2"><text:bookmark-start text:name="__RefHeading___Toc857_4083301447"/><text:span text:style-name="Strong_20_Emphasis">Requisitos Funcionais</text:span><text:bookmark-end text:name="__RefHeading___Toc857_4083301447"/></text:h>
      <text:p text:style-name="Text_20_body"/>
      <text:p text:style-name="Text_20_body">// <text:span text:style-name="T35">texto</text:span></text:p>
      <text:p text:style-name="Text_20_body"><text:span text:style-name="Strong_20_Emphasis"/></text:p>
      <text:h text:style-name="Heading_20_2" text:outline-level="2"><text:bookmark-start text:name="__RefHeading___Toc859_4083301447"/><text:span text:style-name="Strong_20_Emphasis">Requisitos não Funcionais</text:span><text:bookmark-end text:name="__RefHeading___Toc859_4083301447"/></text:h>
      <text:p text:style-name="Text_20_body"><text:span text:style-name="Strong_20_Emphasis"/></text:p>
      <text:p text:style-name="Text_20_body"><text:span text:style-name="Strong_20_Emphasis"><text:span text:style-name="T8">// </text:span></text:span><text:span text:style-name="Strong_20_Emphasis"><text:span text:style-name="T13">texto</text:span></text:span></text:p>
      <text:p text:style-name="Text_20_body"><text:span text:style-name="Strong_20_Emphasis"/></text:p>
      <text:h text:style-name="Heading_20_1" text:outline-level="1"><text:bookmark-start text:name="__RefHeading___Toc861_4083301447"/><text:span text:style-name="Strong_20_Emphasis">Arquitetura e Design do Sistema</text:span><text:bookmark-end text:name="__RefHeading___Toc861_4083301447"/></text:h>
      <text:p text:style-name="Text_20_body"><text:span text:style-name="Strong_20_Emphasis"/></text:p>
      <text:p text:style-name="Text_20_body"><text:span text:style-name="Strong_20_Emphasis"><text:span text:style-name="T8">// </text:span></text:span><text:span text:style-name="Strong_20_Emphasis"><text:span text:style-name="T13">texto</text:span></text:span></text:p>
      <text:p text:style-name="Text_20_body"><text:span text:style-name="Strong_20_Emphasis"/></text:p>
      <text:h text:style-name="Heading_20_2" text:outline-level="2"><text:bookmark-start text:name="__RefHeading___Toc863_4083301447"/><text:span text:style-name="Strong_20_Emphasis">Definição da Arquitetura</text:span><text:bookmark-end text:name="__RefHeading___Toc863_4083301447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bookmark-start text:name="__RefHeading___Toc865_4083301447"/><text:span text:style-name="Strong_20_Emphasis">Escolha de Tecnologias</text:span><text:bookmark-end text:name="__RefHeading___Toc865_4083301447"/></text:h>
      <text:p text:style-name="Text_20_body"><text:span text:style-name="Strong_20_Emphasis"/></text:p>
      <text:h text:style-name="Heading_20_2" text:outline-level="2"><text:bookmark-start text:name="__RefHeading___Toc867_4083301447"/><text:span text:style-name="Strong_20_Emphasis">Modelagem de Banco de Dados</text:span><text:bookmark-end text:name="__RefHeading___Toc867_4083301447"/></text:h>
      <text:p text:style-name="Text_20_body"><text:span text:style-name="Strong_20_Emphasis"/></text:p>
      <text:h text:style-name="Heading_20_2" text:outline-level="2"><text:bookmark-start text:name="__RefHeading___Toc869_4083301447"/><text:span text:style-name="Strong_20_Emphasis">Diagrama de Classe</text:span><text:bookmark-end text:name="__RefHeading___Toc869_4083301447"/></text:h>
      <text:p text:style-name="Text_20_body"><text:span text:style-name="Strong_20_Emphasis"/></text:p>
      <text:h text:style-name="Heading_20_2" text:outline-level="2"><text:bookmark-start text:name="__RefHeading___Toc871_4083301447"/><text:span text:style-name="Strong_20_Emphasis">Diagrama de Casos de Uso</text:span><text:bookmark-end text:name="__RefHeading___Toc871_4083301447"/></text:h>
      <text:p text:style-name="Text_20_body"><text:span text:style-name="Strong_20_Emphasis"/></text:p>
      <text:h text:style-name="Heading_20_2" text:outline-level="2"><text:bookmark-start text:name="__RefHeading___Toc873_4083301447"/><text:span text:style-name="Strong_20_Emphasis">Protótipos de Tela</text:span><text:bookmark-end text:name="__RefHeading___Toc873_4083301447"/></text:h>
      <text:p text:style-name="Text_20_body"><text:span text:style-name="Strong_20_Emphasis"/></text:p>
      <text:h text:style-name="Heading_20_1" text:outline-level="1"><text:bookmark-start text:name="__RefHeading___Toc875_4083301447"/><text:span text:style-name="Strong_20_Emphasis">Gerenciamento de Projeto</text:span><text:bookmark-end text:name="__RefHeading___Toc875_4083301447"/></text:h>
      <text:p text:style-name="Text_20_body"><text:span text:style-name="Strong_20_Emphasis"/></text:p>
      <text:h text:style-name="Heading_20_2" text:outline-level="2"><text:bookmark-start text:name="__RefHeading___Toc877_4083301447"/><text:span text:style-name="Strong_20_Emphasis">Cronograma</text:span><text:bookmark-end text:name="__RefHeading___Toc877_4083301447"/></text:h>
      <text:p text:style-name="Text_20_body"><text:span text:style-name="Strong_20_Emphasis"/></text:p>
      <text:h text:style-name="Heading_20_2" text:outline-level="2"><text:bookmark-start text:name="__RefHeading___Toc879_4083301447"/><text:span text:style-name="Strong_20_Emphasis">Orçamento</text:span><text:bookmark-end text:name="__RefHeading___Toc879_4083301447"/></text:h>
      <text:p text:style-name="Text_20_body"><text:span text:style-name="Strong_20_Emphasis"/></text:p>
      <text:h text:style-name="Heading_20_2" text:outline-level="2"><text:bookmark-start text:name="__RefHeading___Toc881_4083301447"/><text:span text:style-name="Strong_20_Emphasis">Riscos e Mitigações</text:span><text:bookmark-end text:name="__RefHeading___Toc881_4083301447"/></text:h>
      <text:p text:style-name="Text_20_body"><text:span text:style-name="Strong_20_Emphasis"/></text:p>
      <text:h text:style-name="Heading_20_1" text:outline-level="1"><text:bookmark-start text:name="__RefHeading___Toc883_4083301447"/><text:soft-page-break/><text:span text:style-name="Strong_20_Emphasis">Conclusão</text:span><text:bookmark-end text:name="__RefHeading___Toc883_4083301447"/></text:h>
      <text:p text:style-name="Text_20_body"><text:span text:style-name="Strong_20_Emphasis"/></text:p>
      <text:h text:style-name="Heading_20_2" text:outline-level="2"><text:bookmark-start text:name="__RefHeading___Toc885_4083301447"/><text:span text:style-name="Strong_20_Emphasis">Resultados Alcançados</text:span><text:bookmark-end text:name="__RefHeading___Toc885_4083301447"/></text:h>
      <text:p text:style-name="Text_20_body"><text:span text:style-name="Strong_20_Emphasis"/></text:p>
      <text:h text:style-name="Heading_20_2" text:outline-level="2"><text:bookmark-start text:name="__RefHeading___Toc887_4083301447"/><text:span text:style-name="Strong_20_Emphasis">Lições Aprendidas</text:span><text:bookmark-end text:name="__RefHeading___Toc887_4083301447"/></text:h>
      <text:p text:style-name="Text_20_body"><text:span text:style-name="Strong_20_Emphasis"/></text:p>
      <text:h text:style-name="Heading_20_2" text:outline-level="2"><text:bookmark-start text:name="__RefHeading___Toc889_4083301447"/><text:span text:style-name="Strong_20_Emphasis">Recomendações para Futuros Projetos</text:span><text:bookmark-end text:name="__RefHeading___Toc889_4083301447"/></text:h>
      <text:p text:style-name="Text_20_body"><text:span text:style-name="Strong_20_Emphasis"/></text:p>
      <text:h text:style-name="Heading_20_1" text:outline-level="1"><text:bookmark-start text:name="__RefHeading___Toc891_4083301447"/><text:span text:style-name="Strong_20_Emphasis">Referências</text:span><text:bookmark-end text:name="__RefHeading___Toc891_408330144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 style:page-number="auto">
        <style:tab-stops/>
      </style:paragraph-properties>
      <style:text-properties style:font-name="Arial3" fo:font-family="Arial" style:font-style-name="Regular" style:font-family-generic="swiss" style:font-pitch="variable" fo:font-style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Text_20_body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page-number="auto">
        <style:tab-stops/>
      </style:paragraph-properties>
      <style:text-properties style:font-name="Arial1" fo:font-family="Arial" style:font-style-name="Itálico" style:font-family-generic="swiss" style:font-pitch="variable" fo:font-size="12pt" fo:font-style="normal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>
        <style:tab-stops/>
      </style:paragraph-properties>
      <style:text-properties fo:text-transform="uppercas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Figure_20_Index_20_Heading" style:display-name="Figure Index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-top="0.06pt solid #000000" fo:border-bottom="0.06pt solid #000000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6.048407474</meta:creation-date>
    <dc:date>2024-04-17T19:28:28.836389648</dc:date>
    <meta:editing-duration>P1DT10H3M59S</meta:editing-duration>
    <meta:editing-cycles>21</meta:editing-cycles>
    <meta:generator>LibreOffice/7.4.7.2$Linux_AARCH64 LibreOffice_project/40$Build-2</meta:generator>
    <meta:document-statistic meta:table-count="1" meta:image-count="0" meta:object-count="0" meta:page-count="9" meta:paragraph-count="176" meta:word-count="956" meta:character-count="6096" meta:non-whitespace-character-count="5275"/>
  </office:meta>
</office:document-meta>
</file>